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3" style:parent-style-name="Normal" style:family="paragraph">
      <style:paragraph-properties fo:margin-bottom="0in" fo:line-height="100%"/>
    </style:style>
    <style:style style:name="T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5" style:parent-style-name="Normal" style:family="paragraph">
      <style:paragraph-properties fo:margin-bottom="0in" fo:line-height="100%"/>
    </style:style>
    <style:style style:name="T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7" style:parent-style-name="Normal" style:family="paragraph">
      <style:paragraph-properties fo:margin-bottom="0in" fo:line-height="100%"/>
    </style:style>
    <style:style style:name="T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0" style:parent-style-name="Normal" style:family="paragraph">
      <style:paragraph-properties fo:margin-bottom="0in" fo:line-height="100%"/>
    </style:style>
    <style:style style:name="T1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2" style:parent-style-name="Normal" style:family="paragraph">
      <style:paragraph-properties fo:margin-bottom="0in" fo:line-height="100%"/>
    </style:style>
    <style:style style:name="T1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5" style:parent-style-name="Normal" style:family="paragraph">
      <style:paragraph-properties fo:margin-bottom="0in" fo:line-height="100%"/>
    </style:style>
    <style:style style:name="T1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7" style:parent-style-name="Normal" style:family="paragraph">
      <style:paragraph-properties fo:margin-bottom="0in" fo:line-height="100%"/>
    </style:style>
    <style:style style:name="T1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9" style:parent-style-name="Normal" style:family="paragraph">
      <style:paragraph-properties fo:margin-bottom="0in" fo:line-height="100%"/>
    </style:style>
    <style:style style:name="T2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1" style:parent-style-name="Normal" style:family="paragraph">
      <style:paragraph-properties fo:margin-bottom="0in" fo:line-height="100%"/>
    </style:style>
    <style:style style:name="T2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3" style:parent-style-name="Normal" style:family="paragraph">
      <style:paragraph-properties fo:margin-bottom="0in" fo:line-height="100%"/>
    </style:style>
    <style:style style:name="T2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5" style:parent-style-name="Normal" style:family="paragraph">
      <style:paragraph-properties fo:margin-bottom="0in" fo:line-height="100%"/>
    </style:style>
    <style:style style:name="T2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7" style:parent-style-name="Normal" style:family="paragraph">
      <style:paragraph-properties fo:margin-bottom="0in" fo:line-height="100%"/>
    </style:style>
    <style:style style:name="T2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30" style:parent-style-name="Normal" style:family="paragraph">
      <style:paragraph-properties fo:margin-bottom="0in" fo:line-height="100%"/>
    </style:style>
    <style:style style:name="T3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2" style:parent-style-name="Normal" style:family="paragraph">
      <style:paragraph-properties fo:margin-bottom="0in" fo:line-height="100%"/>
    </style:style>
    <style:style style:name="T3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4" style:parent-style-name="Normal" style:family="paragraph">
      <style:paragraph-properties fo:margin-bottom="0in" fo:line-height="100%"/>
    </style:style>
    <style:style style:name="T3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6" style:parent-style-name="Normal" style:family="paragraph">
      <style:paragraph-properties fo:margin-bottom="0in" fo:line-height="100%"/>
    </style:style>
    <style:style style:name="T3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39" style:parent-style-name="Normal" style:family="paragraph">
      <style:paragraph-properties fo:margin-bottom="0in" fo:line-height="100%"/>
    </style:style>
    <style:style style:name="T4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1" style:parent-style-name="Normal" style:family="paragraph">
      <style:paragraph-properties fo:margin-bottom="0in" fo:line-height="100%"/>
    </style:style>
    <style:style style:name="T4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44" style:parent-style-name="Normal" style:family="paragraph">
      <style:paragraph-properties fo:margin-bottom="0in" fo:line-height="100%"/>
    </style:style>
    <style:style style:name="T4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6" style:parent-style-name="Normal" style:family="paragraph">
      <style:paragraph-properties fo:margin-bottom="0in" fo:line-height="100%"/>
    </style:style>
    <style:style style:name="T4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8" style:parent-style-name="Normal" style:family="paragraph">
      <style:paragraph-properties fo:margin-bottom="0in" fo:line-height="100%"/>
    </style:style>
    <style:style style:name="T4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50" style:parent-style-name="Normal" style:family="paragraph">
      <style:paragraph-properties fo:margin-bottom="0in" fo:line-height="100%"/>
    </style:style>
    <style:style style:name="T5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52" style:parent-style-name="Normal" style:family="paragraph">
      <style:paragraph-properties fo:margin-bottom="0in" fo:line-height="100%"/>
    </style:style>
    <style:style style:name="T5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54" style:parent-style-name="Normal" style:family="paragraph">
      <style:paragraph-properties fo:margin-bottom="0in" fo:line-height="100%"/>
    </style:style>
    <style:style style:name="T5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57" style:parent-style-name="Normal" style:family="paragraph">
      <style:paragraph-properties fo:margin-bottom="0in" fo:line-height="100%"/>
    </style:style>
    <style:style style:name="T5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59" style:parent-style-name="Normal" style:family="paragraph">
      <style:paragraph-properties fo:margin-bottom="0in" fo:line-height="100%"/>
    </style:style>
    <style:style style:name="T6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61" style:parent-style-name="Normal" style:family="paragraph">
      <style:paragraph-properties fo:margin-bottom="0in" fo:line-height="100%"/>
    </style:style>
    <style:style style:name="T6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63" style:parent-style-name="Normal" style:family="paragraph">
      <style:paragraph-properties fo:margin-bottom="0in" fo:line-height="100%"/>
    </style:style>
    <style:style style:name="T6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65" style:parent-style-name="Normal" style:family="paragraph">
      <style:paragraph-properties fo:margin-bottom="0in" fo:line-height="100%"/>
    </style:style>
    <style:style style:name="T6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67" style:parent-style-name="Normal" style:family="paragraph">
      <style:paragraph-properties fo:margin-bottom="0in" fo:line-height="100%"/>
    </style:style>
    <style:style style:name="T6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69" style:parent-style-name="Normal" style:family="paragraph">
      <style:paragraph-properties fo:margin-bottom="0in" fo:line-height="100%"/>
    </style:style>
    <style:style style:name="T7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71" style:parent-style-name="Normal" style:family="paragraph">
      <style:paragraph-properties fo:margin-bottom="0in" fo:line-height="100%"/>
    </style:style>
    <style:style style:name="T7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73" style:parent-style-name="Normal" style:family="paragraph">
      <style:paragraph-properties fo:margin-bottom="0in" fo:line-height="100%"/>
    </style:style>
    <style:style style:name="T7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75" style:parent-style-name="Normal" style:family="paragraph">
      <style:paragraph-properties fo:margin-bottom="0in" fo:line-height="100%"/>
    </style:style>
    <style:style style:name="T7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78" style:parent-style-name="Normal" style:family="paragraph">
      <style:paragraph-properties fo:margin-bottom="0in" fo:line-height="100%"/>
    </style:style>
    <style:style style:name="T7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81" style:parent-style-name="Normal" style:family="paragraph">
      <style:paragraph-properties fo:margin-bottom="0in" fo:line-height="100%"/>
    </style:style>
    <style:style style:name="T8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83" style:parent-style-name="Normal" style:family="paragraph">
      <style:paragraph-properties fo:margin-bottom="0in" fo:line-height="100%"/>
    </style:style>
    <style:style style:name="T8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86" style:parent-style-name="Normal" style:family="paragraph">
      <style:paragraph-properties fo:margin-bottom="0in" fo:line-height="100%"/>
    </style:style>
    <style:style style:name="T8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88" style:parent-style-name="Normal" style:family="paragraph">
      <style:paragraph-properties fo:margin-bottom="0in" fo:line-height="100%"/>
    </style:style>
    <style:style style:name="T8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90" style:parent-style-name="Normal" style:family="paragraph">
      <style:paragraph-properties fo:margin-bottom="0in" fo:line-height="100%"/>
    </style:style>
    <style:style style:name="T9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92" style:parent-style-name="Normal" style:family="paragraph">
      <style:paragraph-properties fo:margin-bottom="0in" fo:line-height="100%"/>
    </style:style>
    <style:style style:name="T9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94" style:parent-style-name="Normal" style:family="paragraph">
      <style:paragraph-properties fo:margin-bottom="0in" fo:line-height="100%"/>
    </style:style>
    <style:style style:name="T9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96" style:parent-style-name="Normal" style:family="paragraph">
      <style:paragraph-properties fo:margin-bottom="0in" fo:line-height="100%"/>
    </style:style>
    <style:style style:name="T9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98" style:parent-style-name="Normal" style:family="paragraph">
      <style:paragraph-properties fo:margin-bottom="0in" fo:line-height="100%"/>
    </style:style>
    <style:style style:name="T9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00" style:parent-style-name="Normal" style:family="paragraph">
      <style:paragraph-properties fo:margin-bottom="0in" fo:line-height="100%"/>
    </style:style>
    <style:style style:name="T10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02" style:parent-style-name="Normal" style:family="paragraph">
      <style:paragraph-properties fo:margin-bottom="0in" fo:line-height="100%"/>
    </style:style>
    <style:style style:name="T10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04" style:parent-style-name="Normal" style:family="paragraph">
      <style:paragraph-properties fo:margin-bottom="0in" fo:line-height="100%"/>
    </style:style>
    <style:style style:name="T10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06" style:parent-style-name="Normal" style:family="paragraph">
      <style:paragraph-properties fo:margin-bottom="0in" fo:line-height="100%"/>
    </style:style>
    <style:style style:name="T10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08" style:parent-style-name="Normal" style:family="paragraph">
      <style:paragraph-properties fo:margin-bottom="0in" fo:line-height="100%"/>
    </style:style>
    <style:style style:name="T10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10" style:parent-style-name="Normal" style:family="paragraph">
      <style:paragraph-properties fo:margin-bottom="0in" fo:line-height="100%"/>
    </style:style>
    <style:style style:name="T11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12" style:parent-style-name="Normal" style:family="paragraph">
      <style:paragraph-properties fo:margin-bottom="0in" fo:line-height="100%"/>
    </style:style>
    <style:style style:name="T11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14" style:parent-style-name="Normal" style:family="paragraph">
      <style:paragraph-properties fo:margin-bottom="0in" fo:line-height="100%"/>
    </style:style>
    <style:style style:name="T11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17" style:parent-style-name="Normal" style:family="paragraph">
      <style:paragraph-properties fo:margin-bottom="0in" fo:line-height="100%"/>
    </style:style>
    <style:style style:name="T11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19" style:parent-style-name="Normal" style:family="paragraph">
      <style:paragraph-properties fo:margin-bottom="0in" fo:line-height="100%"/>
    </style:style>
    <style:style style:name="T12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22" style:parent-style-name="Normal" style:family="paragraph">
      <style:paragraph-properties fo:margin-bottom="0in" fo:line-height="100%"/>
    </style:style>
    <style:style style:name="T12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24" style:parent-style-name="Normal" style:family="paragraph">
      <style:paragraph-properties fo:margin-bottom="0in" fo:line-height="100%"/>
    </style:style>
    <style:style style:name="T12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26" style:parent-style-name="Normal" style:family="paragraph">
      <style:paragraph-properties fo:margin-bottom="0in" fo:line-height="100%"/>
    </style:style>
    <style:style style:name="T12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29" style:parent-style-name="Normal" style:family="paragraph">
      <style:paragraph-properties fo:margin-bottom="0in" fo:line-height="100%"/>
    </style:style>
    <style:style style:name="T13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31" style:parent-style-name="Normal" style:family="paragraph">
      <style:paragraph-properties fo:margin-bottom="0in" fo:line-height="100%"/>
    </style:style>
    <style:style style:name="T13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T13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134" style:parent-style-name="Normal" style:family="paragraph">
      <style:paragraph-properties fo:margin-bottom="0in" fo:line-height="100%"/>
    </style:style>
    <style:style style:name="T13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136" style:parent-style-name="Normal" style:family="paragraph">
      <style:paragraph-properties fo:margin-bottom="0in" fo:line-height="100%"/>
    </style:style>
    <style:style style:name="T13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138" style:parent-style-name="Normal" style:family="paragraph">
      <style:paragraph-properties fo:margin-bottom="0in" fo:line-height="100%"/>
    </style:style>
    <style:style style:name="T13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140" style:parent-style-name="Normal" style:family="paragraph">
      <style:paragraph-properties fo:margin-bottom="0in" fo:line-height="100%"/>
    </style:style>
    <style:style style:name="T14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142" style:parent-style-name="Normal" style:family="paragraph">
      <style:paragraph-properties fo:margin-bottom="0in" fo:line-height="100%"/>
    </style:style>
    <style:style style:name="T14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144" style:parent-style-name="Normal" style:family="paragraph">
      <style:paragraph-properties fo:margin-bottom="0in" fo:line-height="100%"/>
    </style:style>
    <style:style style:name="T14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T14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48" style:parent-style-name="Normal" style:family="paragraph">
      <style:paragraph-properties fo:margin-bottom="0in" fo:line-height="100%"/>
    </style:style>
    <style:style style:name="T14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51" style:parent-style-name="Normal" style:family="paragraph">
      <style:paragraph-properties fo:margin-bottom="0in" fo:line-height="100%"/>
    </style:style>
    <style:style style:name="T15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53" style:parent-style-name="Normal" style:family="paragraph">
      <style:paragraph-properties fo:margin-bottom="0in" fo:line-height="100%"/>
    </style:style>
    <style:style style:name="T15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55" style:parent-style-name="Normal" style:family="paragraph">
      <style:paragraph-properties fo:margin-bottom="0in" fo:line-height="100%"/>
    </style:style>
    <style:style style:name="T15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57" style:parent-style-name="Normal" style:family="paragraph">
      <style:paragraph-properties fo:margin-bottom="0in" fo:line-height="100%"/>
    </style:style>
    <style:style style:name="T15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59" style:parent-style-name="Normal" style:family="paragraph">
      <style:paragraph-properties fo:margin-bottom="0in" fo:line-height="100%"/>
    </style:style>
    <style:style style:name="T16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61" style:parent-style-name="Normal" style:family="paragraph">
      <style:paragraph-properties fo:margin-bottom="0in" fo:line-height="100%"/>
    </style:style>
    <style:style style:name="T16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64" style:parent-style-name="Normal" style:family="paragraph">
      <style:paragraph-properties fo:margin-bottom="0in" fo:line-height="100%"/>
    </style:style>
    <style:style style:name="T16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66" style:parent-style-name="Normal" style:family="paragraph">
      <style:paragraph-properties fo:margin-bottom="0in" fo:line-height="100%"/>
    </style:style>
    <style:style style:name="T16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68" style:parent-style-name="Normal" style:family="paragraph">
      <style:paragraph-properties fo:margin-bottom="0in" fo:line-height="100%"/>
    </style:style>
    <style:style style:name="T16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70" style:parent-style-name="Normal" style:family="paragraph">
      <style:paragraph-properties fo:margin-bottom="0in" fo:line-height="100%"/>
    </style:style>
    <style:style style:name="T17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72" style:parent-style-name="Normal" style:family="paragraph">
      <style:paragraph-properties fo:margin-bottom="0in" fo:line-height="100%"/>
    </style:style>
    <style:style style:name="T17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74" style:parent-style-name="Normal" style:family="paragraph">
      <style:paragraph-properties fo:margin-bottom="0in" fo:line-height="100%"/>
    </style:style>
    <style:style style:name="T17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76" style:parent-style-name="Normal" style:family="paragraph">
      <style:paragraph-properties fo:margin-bottom="0in" fo:line-height="100%"/>
    </style:style>
    <style:style style:name="T17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78" style:parent-style-name="Normal" style:family="paragraph">
      <style:paragraph-properties fo:margin-bottom="0in" fo:line-height="100%"/>
    </style:style>
    <style:style style:name="T17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81" style:parent-style-name="Normal" style:family="paragraph">
      <style:paragraph-properties fo:margin-bottom="0in" fo:line-height="100%"/>
    </style:style>
    <style:style style:name="T18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83" style:parent-style-name="Normal" style:family="paragraph">
      <style:paragraph-properties fo:margin-bottom="0in" fo:line-height="100%"/>
    </style:style>
    <style:style style:name="T18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85" style:parent-style-name="Normal" style:family="paragraph">
      <style:paragraph-properties fo:margin-bottom="0in" fo:line-height="100%"/>
    </style:style>
    <style:style style:name="T18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87" style:parent-style-name="Normal" style:family="paragraph">
      <style:paragraph-properties fo:margin-bottom="0in" fo:line-height="100%"/>
    </style:style>
    <style:style style:name="T18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89" style:parent-style-name="Normal" style:family="paragraph">
      <style:paragraph-properties fo:margin-bottom="0in" fo:line-height="100%"/>
    </style:style>
    <style:style style:name="T19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192" style:parent-style-name="Normal" style:family="paragraph">
      <style:paragraph-properties fo:margin-bottom="0in" fo:line-height="100%"/>
    </style:style>
    <style:style style:name="T19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94" style:parent-style-name="Normal" style:family="paragraph">
      <style:paragraph-properties fo:margin-bottom="0in" fo:line-height="100%"/>
    </style:style>
    <style:style style:name="T19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96" style:parent-style-name="Normal" style:family="paragraph">
      <style:paragraph-properties fo:margin-bottom="0in" fo:line-height="100%"/>
    </style:style>
    <style:style style:name="T19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198" style:parent-style-name="Normal" style:family="paragraph">
      <style:paragraph-properties fo:margin-bottom="0in" fo:line-height="100%"/>
    </style:style>
    <style:style style:name="T19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00" style:parent-style-name="Normal" style:family="paragraph">
      <style:paragraph-properties fo:margin-bottom="0in" fo:line-height="100%"/>
    </style:style>
    <style:style style:name="T20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T202" style:parent-style-name="Fuentedepárrafopredeter." style:family="text">
      <style:text-properties style:font-name="Segoe UI Emoji" style:font-name-asian="Times New Roman" style:font-name-complex="Segoe UI Emoji" fo:color="#000000" style:letter-kerning="false" fo:font-size="11pt" style:font-size-asian="11pt" style:font-size-complex="11pt" style:language-asian="es" style:country-asian="ES"/>
    </style:style>
    <style:style style:name="T20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04" style:parent-style-name="Normal" style:family="paragraph">
      <style:paragraph-properties fo:margin-bottom="0in" fo:line-height="100%"/>
    </style:style>
    <style:style style:name="T20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06" style:parent-style-name="Normal" style:family="paragraph">
      <style:paragraph-properties fo:margin-bottom="0in" fo:line-height="100%"/>
    </style:style>
    <style:style style:name="T20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08" style:parent-style-name="Normal" style:family="paragraph">
      <style:paragraph-properties fo:margin-bottom="0in" fo:line-height="100%"/>
    </style:style>
    <style:style style:name="T20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10" style:parent-style-name="Normal" style:family="paragraph">
      <style:paragraph-properties fo:margin-bottom="0in" fo:line-height="100%"/>
    </style:style>
    <style:style style:name="T21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12" style:parent-style-name="Normal" style:family="paragraph">
      <style:paragraph-properties fo:margin-bottom="0in" fo:line-height="100%"/>
    </style:style>
    <style:style style:name="T21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14" style:parent-style-name="Normal" style:family="paragraph">
      <style:paragraph-properties fo:margin-bottom="0in" fo:line-height="100%"/>
    </style:style>
    <style:style style:name="T21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16" style:parent-style-name="Normal" style:family="paragraph">
      <style:paragraph-properties fo:margin-bottom="0in" fo:line-height="100%"/>
    </style:style>
    <style:style style:name="T21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18" style:parent-style-name="Normal" style:family="paragraph">
      <style:paragraph-properties fo:margin-bottom="0in" fo:line-height="100%"/>
    </style:style>
    <style:style style:name="T21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20" style:parent-style-name="Normal" style:family="paragraph">
      <style:paragraph-properties fo:margin-bottom="0in" fo:line-height="100%"/>
    </style:style>
    <style:style style:name="T22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22" style:parent-style-name="Normal" style:family="paragraph">
      <style:paragraph-properties fo:margin-bottom="0in" fo:line-height="100%"/>
    </style:style>
    <style:style style:name="T22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24" style:parent-style-name="Normal" style:family="paragraph">
      <style:paragraph-properties fo:margin-bottom="0in" fo:line-height="100%"/>
    </style:style>
    <style:style style:name="T22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26" style:parent-style-name="Normal" style:family="paragraph">
      <style:paragraph-properties fo:margin-bottom="0in" fo:line-height="100%"/>
    </style:style>
    <style:style style:name="T22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28" style:parent-style-name="Normal" style:family="paragraph">
      <style:paragraph-properties fo:margin-bottom="0in" fo:line-height="100%"/>
    </style:style>
    <style:style style:name="T22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30" style:parent-style-name="Normal" style:family="paragraph">
      <style:paragraph-properties fo:margin-bottom="0in" fo:line-height="100%"/>
    </style:style>
    <style:style style:name="T23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32" style:parent-style-name="Normal" style:family="paragraph">
      <style:paragraph-properties fo:margin-bottom="0in" fo:line-height="100%"/>
    </style:style>
    <style:style style:name="T23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34" style:parent-style-name="Normal" style:family="paragraph">
      <style:paragraph-properties fo:margin-bottom="0in" fo:line-height="100%"/>
    </style:style>
    <style:style style:name="T23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36" style:parent-style-name="Normal" style:family="paragraph">
      <style:paragraph-properties fo:margin-bottom="0in" fo:line-height="100%"/>
    </style:style>
    <style:style style:name="T23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38" style:parent-style-name="Normal" style:family="paragraph">
      <style:paragraph-properties fo:margin-bottom="0in" fo:line-height="100%"/>
    </style:style>
    <style:style style:name="T23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40" style:parent-style-name="Normal" style:family="paragraph">
      <style:paragraph-properties fo:margin-bottom="0in" fo:line-height="100%"/>
    </style:style>
    <style:style style:name="T24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42" style:parent-style-name="Normal" style:family="paragraph">
      <style:paragraph-properties fo:margin-bottom="0in" fo:line-height="100%"/>
    </style:style>
    <style:style style:name="T24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44" style:parent-style-name="Normal" style:family="paragraph">
      <style:paragraph-properties fo:margin-bottom="0in" fo:line-height="100%"/>
    </style:style>
    <style:style style:name="T24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46" style:parent-style-name="Normal" style:family="paragraph">
      <style:paragraph-properties fo:margin-bottom="0in" fo:line-height="100%"/>
    </style:style>
    <style:style style:name="T24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48" style:parent-style-name="Normal" style:family="paragraph">
      <style:paragraph-properties fo:margin-bottom="0in" fo:line-height="100%"/>
    </style:style>
    <style:style style:name="T24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50" style:parent-style-name="Normal" style:family="paragraph">
      <style:paragraph-properties fo:margin-bottom="0in" fo:line-height="100%"/>
    </style:style>
    <style:style style:name="T25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52" style:parent-style-name="Normal" style:family="paragraph">
      <style:paragraph-properties fo:margin-bottom="0in" fo:line-height="100%"/>
    </style:style>
    <style:style style:name="T25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54" style:parent-style-name="Normal" style:family="paragraph">
      <style:paragraph-properties fo:margin-bottom="0in" fo:line-height="100%"/>
    </style:style>
    <style:style style:name="T25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56" style:parent-style-name="Normal" style:family="paragraph">
      <style:paragraph-properties fo:margin-bottom="0in" fo:line-height="100%"/>
    </style:style>
    <style:style style:name="T25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58" style:parent-style-name="Normal" style:family="paragraph">
      <style:paragraph-properties fo:margin-bottom="0in" fo:line-height="100%"/>
    </style:style>
    <style:style style:name="T25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60" style:parent-style-name="Normal" style:family="paragraph">
      <style:paragraph-properties fo:margin-bottom="0in" fo:line-height="100%"/>
    </style:style>
    <style:style style:name="T26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62" style:parent-style-name="Normal" style:family="paragraph">
      <style:paragraph-properties fo:margin-bottom="0in" fo:line-height="100%"/>
    </style:style>
    <style:style style:name="T26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64" style:parent-style-name="Normal" style:family="paragraph">
      <style:paragraph-properties fo:margin-bottom="0in" fo:line-height="100%"/>
    </style:style>
    <style:style style:name="T26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66" style:parent-style-name="Normal" style:family="paragraph">
      <style:paragraph-properties fo:margin-bottom="0in" fo:line-height="100%"/>
    </style:style>
    <style:style style:name="T26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68" style:parent-style-name="Normal" style:family="paragraph">
      <style:paragraph-properties fo:margin-bottom="0in" fo:line-height="100%"/>
    </style:style>
    <style:style style:name="T26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70" style:parent-style-name="Normal" style:family="paragraph">
      <style:paragraph-properties fo:margin-bottom="0in" fo:line-height="100%"/>
    </style:style>
    <style:style style:name="T27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72" style:parent-style-name="Normal" style:family="paragraph">
      <style:paragraph-properties fo:margin-bottom="0in" fo:line-height="100%"/>
    </style:style>
    <style:style style:name="T27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275" style:parent-style-name="Normal" style:family="paragraph">
      <style:paragraph-properties fo:margin-bottom="0in" fo:line-height="100%"/>
    </style:style>
    <style:style style:name="T27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77" style:parent-style-name="Normal" style:family="paragraph">
      <style:paragraph-properties fo:margin-bottom="0in" fo:line-height="100%"/>
    </style:style>
    <style:style style:name="T27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79" style:parent-style-name="Normal" style:family="paragraph">
      <style:paragraph-properties fo:margin-bottom="0in" fo:line-height="100%"/>
    </style:style>
    <style:style style:name="T28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81" style:parent-style-name="Normal" style:family="paragraph">
      <style:paragraph-properties fo:margin-bottom="0in" fo:line-height="100%"/>
    </style:style>
    <style:style style:name="T28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284" style:parent-style-name="Normal" style:family="paragraph">
      <style:paragraph-properties fo:margin-bottom="0in" fo:line-height="100%"/>
    </style:style>
    <style:style style:name="T28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86" style:parent-style-name="Normal" style:family="paragraph">
      <style:paragraph-properties fo:margin-bottom="0in" fo:line-height="100%"/>
    </style:style>
    <style:style style:name="T28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88" style:parent-style-name="Normal" style:family="paragraph">
      <style:paragraph-properties fo:margin-bottom="0in" fo:line-height="100%"/>
    </style:style>
    <style:style style:name="T28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291" style:parent-style-name="Normal" style:family="paragraph">
      <style:paragraph-properties fo:margin-bottom="0in" fo:line-height="100%"/>
    </style:style>
    <style:style style:name="T29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93" style:parent-style-name="Normal" style:family="paragraph">
      <style:paragraph-properties fo:margin-bottom="0in" fo:line-height="100%"/>
    </style:style>
    <style:style style:name="T29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95" style:parent-style-name="Normal" style:family="paragraph">
      <style:paragraph-properties fo:margin-bottom="0in" fo:line-height="100%"/>
    </style:style>
    <style:style style:name="T29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97" style:parent-style-name="Normal" style:family="paragraph">
      <style:paragraph-properties fo:margin-bottom="0in" fo:line-height="100%"/>
    </style:style>
    <style:style style:name="T29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300" style:parent-style-name="Normal" style:family="paragraph">
      <style:paragraph-properties fo:margin-bottom="0in" fo:line-height="100%"/>
    </style:style>
    <style:style style:name="T30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02" style:parent-style-name="Normal" style:family="paragraph">
      <style:paragraph-properties fo:margin-bottom="0in" fo:line-height="100%"/>
    </style:style>
    <style:style style:name="T30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04" style:parent-style-name="Normal" style:family="paragraph">
      <style:paragraph-properties fo:margin-bottom="0in" fo:line-height="100%"/>
    </style:style>
    <style:style style:name="T30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06" style:parent-style-name="Normal" style:family="paragraph">
      <style:paragraph-properties fo:margin-bottom="0in" fo:line-height="100%"/>
    </style:style>
    <style:style style:name="T30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08" style:parent-style-name="Normal" style:family="paragraph">
      <style:paragraph-properties fo:margin-bottom="0in" fo:line-height="100%"/>
    </style:style>
    <style:style style:name="T30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10" style:parent-style-name="Normal" style:family="paragraph">
      <style:paragraph-properties fo:margin-bottom="0in" fo:line-height="100%"/>
    </style:style>
    <style:style style:name="T31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12" style:parent-style-name="Normal" style:family="paragraph">
      <style:paragraph-properties fo:margin-bottom="0in" fo:line-height="100%"/>
    </style:style>
    <style:style style:name="T31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315" style:parent-style-name="Normal" style:family="paragraph">
      <style:paragraph-properties fo:margin-bottom="0in" fo:line-height="100%"/>
    </style:style>
    <style:style style:name="T31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17" style:parent-style-name="Normal" style:family="paragraph">
      <style:paragraph-properties fo:margin-bottom="0in" fo:line-height="100%"/>
    </style:style>
    <style:style style:name="T31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19" style:parent-style-name="Normal" style:family="paragraph">
      <style:paragraph-properties fo:margin-bottom="0in" fo:line-height="100%"/>
    </style:style>
    <style:style style:name="T32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21" style:parent-style-name="Normal" style:family="paragraph">
      <style:paragraph-properties fo:margin-bottom="0in" fo:line-height="100%"/>
    </style:style>
    <style:style style:name="T32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23" style:parent-style-name="Normal" style:family="paragraph">
      <style:paragraph-properties fo:margin-bottom="0in" fo:line-height="100%"/>
    </style:style>
    <style:style style:name="T32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25" style:parent-style-name="Normal" style:family="paragraph">
      <style:paragraph-properties fo:margin-bottom="0in" fo:line-height="100%"/>
    </style:style>
    <style:style style:name="T32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27" style:parent-style-name="Normal" style:family="paragraph">
      <style:paragraph-properties fo:margin-bottom="0in" fo:line-height="100%"/>
    </style:style>
    <style:style style:name="T32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29" style:parent-style-name="Normal" style:family="paragraph">
      <style:paragraph-properties fo:margin-bottom="0in" fo:line-height="100%"/>
    </style:style>
    <style:style style:name="T33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332" style:parent-style-name="Normal" style:family="paragraph">
      <style:paragraph-properties fo:margin-bottom="0in" fo:line-height="100%"/>
    </style:style>
    <style:style style:name="T33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34" style:parent-style-name="Normal" style:family="paragraph">
      <style:paragraph-properties fo:margin-bottom="0in" fo:line-height="100%"/>
    </style:style>
    <style:style style:name="T33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36" style:parent-style-name="Normal" style:family="paragraph">
      <style:paragraph-properties fo:margin-bottom="0in" fo:line-height="100%"/>
    </style:style>
    <style:style style:name="T33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38" style:parent-style-name="Normal" style:family="paragraph">
      <style:paragraph-properties fo:margin-bottom="0in" fo:line-height="100%"/>
    </style:style>
    <style:style style:name="T33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40" style:parent-style-name="Normal" style:family="paragraph">
      <style:paragraph-properties fo:margin-bottom="0in" fo:line-height="100%"/>
    </style:style>
    <style:style style:name="T34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342" style:parent-style-name="Normal" style:family="paragraph">
      <style:paragraph-properties fo:margin-bottom="0in" fo:line-height="100%"/>
    </style:style>
    <style:style style:name="T34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T34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45" style:parent-style-name="Normal" style:family="paragraph">
      <style:paragraph-properties fo:margin-bottom="0in" fo:line-height="100%"/>
    </style:style>
    <style:style style:name="T34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47" style:parent-style-name="Normal" style:family="paragraph">
      <style:paragraph-properties fo:margin-bottom="0in" fo:line-height="100%"/>
    </style:style>
    <style:style style:name="T34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49" style:parent-style-name="Normal" style:family="paragraph">
      <style:paragraph-properties fo:margin-bottom="0in" fo:line-height="100%"/>
    </style:style>
    <style:style style:name="T35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51" style:parent-style-name="Normal" style:family="paragraph">
      <style:paragraph-properties fo:margin-bottom="0in" fo:line-height="100%"/>
    </style:style>
    <style:style style:name="T35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53" style:parent-style-name="Normal" style:family="paragraph">
      <style:paragraph-properties fo:margin-bottom="0in" fo:line-height="100%"/>
    </style:style>
    <style:style style:name="T35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55" style:parent-style-name="Normal" style:family="paragraph">
      <style:paragraph-properties fo:margin-bottom="0in" fo:line-height="100%"/>
    </style:style>
    <style:style style:name="T35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57" style:parent-style-name="Normal" style:family="paragraph">
      <style:paragraph-properties fo:margin-bottom="0in" fo:line-height="100%"/>
    </style:style>
    <style:style style:name="T35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59" style:parent-style-name="Normal" style:family="paragraph">
      <style:paragraph-properties fo:margin-bottom="0in" fo:line-height="100%"/>
    </style:style>
    <style:style style:name="T36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61" style:parent-style-name="Normal" style:family="paragraph">
      <style:paragraph-properties fo:margin-bottom="0in" fo:line-height="100%"/>
    </style:style>
    <style:style style:name="T36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63" style:parent-style-name="Normal" style:family="paragraph">
      <style:paragraph-properties fo:margin-bottom="0in" fo:line-height="100%"/>
    </style:style>
    <style:style style:name="T36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65" style:parent-style-name="Normal" style:family="paragraph">
      <style:paragraph-properties fo:margin-bottom="0in" fo:line-height="100%"/>
    </style:style>
    <style:style style:name="T36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67" style:parent-style-name="Normal" style:family="paragraph">
      <style:paragraph-properties fo:margin-bottom="0in" fo:line-height="100%"/>
    </style:style>
    <style:style style:name="T36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69" style:parent-style-name="Normal" style:family="paragraph">
      <style:paragraph-properties fo:margin-bottom="0in" fo:line-height="100%"/>
    </style:style>
    <style:style style:name="T37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71" style:parent-style-name="Normal" style:family="paragraph">
      <style:paragraph-properties fo:margin-bottom="0in" fo:line-height="100%"/>
    </style:style>
    <style:style style:name="T37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73" style:parent-style-name="Normal" style:family="paragraph">
      <style:paragraph-properties fo:margin-bottom="0in" fo:line-height="100%"/>
    </style:style>
    <style:style style:name="T37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75" style:parent-style-name="Normal" style:family="paragraph">
      <style:paragraph-properties fo:margin-bottom="0in" fo:line-height="100%"/>
    </style:style>
    <style:style style:name="T37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77" style:parent-style-name="Normal" style:family="paragraph">
      <style:paragraph-properties fo:margin-bottom="0in" fo:line-height="100%"/>
    </style:style>
    <style:style style:name="T37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79" style:parent-style-name="Normal" style:family="paragraph">
      <style:paragraph-properties fo:margin-bottom="0in" fo:line-height="100%"/>
    </style:style>
    <style:style style:name="T38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81" style:parent-style-name="Normal" style:family="paragraph">
      <style:paragraph-properties fo:margin-bottom="0in" fo:line-height="100%"/>
    </style:style>
    <style:style style:name="T38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83" style:parent-style-name="Normal" style:family="paragraph">
      <style:paragraph-properties fo:margin-bottom="0in" fo:line-height="100%"/>
    </style:style>
    <style:style style:name="T38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85" style:parent-style-name="Normal" style:family="paragraph">
      <style:paragraph-properties fo:margin-bottom="0in" fo:line-height="100%"/>
    </style:style>
    <style:style style:name="T38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87" style:parent-style-name="Normal" style:family="paragraph">
      <style:paragraph-properties fo:margin-bottom="0in" fo:line-height="100%"/>
    </style:style>
    <style:style style:name="T38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89" style:parent-style-name="Normal" style:family="paragraph">
      <style:paragraph-properties fo:margin-bottom="0in" fo:line-height="100%"/>
    </style:style>
    <style:style style:name="T39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91" style:parent-style-name="Normal" style:family="paragraph">
      <style:paragraph-properties fo:margin-bottom="0in" fo:line-height="100%"/>
    </style:style>
    <style:style style:name="T39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93" style:parent-style-name="Normal" style:family="paragraph">
      <style:paragraph-properties fo:margin-bottom="0in" fo:line-height="100%"/>
    </style:style>
    <style:style style:name="T39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95" style:parent-style-name="Normal" style:family="paragraph">
      <style:paragraph-properties fo:margin-bottom="0in" fo:line-height="100%"/>
    </style:style>
    <style:style style:name="T39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97" style:parent-style-name="Normal" style:family="paragraph">
      <style:paragraph-properties fo:margin-bottom="0in" fo:line-height="100%"/>
    </style:style>
    <style:style style:name="T39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399" style:parent-style-name="Normal" style:family="paragraph">
      <style:paragraph-properties fo:margin-bottom="0in" fo:line-height="100%"/>
    </style:style>
    <style:style style:name="T40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01" style:parent-style-name="Normal" style:family="paragraph">
      <style:paragraph-properties fo:margin-bottom="0in" fo:line-height="100%"/>
    </style:style>
    <style:style style:name="T40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03" style:parent-style-name="Normal" style:family="paragraph">
      <style:paragraph-properties fo:margin-bottom="0in" fo:line-height="100%"/>
    </style:style>
    <style:style style:name="T40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05" style:parent-style-name="Normal" style:family="paragraph">
      <style:paragraph-properties fo:margin-bottom="0in" fo:line-height="100%"/>
    </style:style>
    <style:style style:name="T40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07" style:parent-style-name="Normal" style:family="paragraph">
      <style:paragraph-properties fo:margin-bottom="0in" fo:line-height="100%"/>
    </style:style>
    <style:style style:name="T40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410" style:parent-style-name="Normal" style:family="paragraph">
      <style:paragraph-properties fo:margin-bottom="0in" fo:line-height="100%"/>
    </style:style>
    <style:style style:name="T41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12" style:parent-style-name="Normal" style:family="paragraph">
      <style:paragraph-properties fo:margin-bottom="0in" fo:line-height="100%"/>
    </style:style>
    <style:style style:name="T41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14" style:parent-style-name="Normal" style:family="paragraph">
      <style:paragraph-properties fo:margin-bottom="0in" fo:line-height="100%"/>
    </style:style>
    <style:style style:name="T41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16" style:parent-style-name="Normal" style:family="paragraph">
      <style:paragraph-properties fo:margin-bottom="0in" fo:line-height="100%"/>
    </style:style>
    <style:style style:name="T41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419" style:parent-style-name="Normal" style:family="paragraph">
      <style:paragraph-properties fo:margin-bottom="0in" fo:line-height="100%"/>
    </style:style>
    <style:style style:name="T42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21" style:parent-style-name="Normal" style:family="paragraph">
      <style:paragraph-properties fo:margin-bottom="0in" fo:line-height="100%"/>
    </style:style>
    <style:style style:name="T42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23" style:parent-style-name="Normal" style:family="paragraph">
      <style:paragraph-properties fo:margin-bottom="0in" fo:line-height="100%"/>
    </style:style>
    <style:style style:name="T42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25" style:parent-style-name="Normal" style:family="paragraph">
      <style:paragraph-properties fo:margin-bottom="0in" fo:line-height="100%"/>
    </style:style>
    <style:style style:name="T42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428" style:parent-style-name="Normal" style:family="paragraph">
      <style:paragraph-properties fo:margin-bottom="0in" fo:line-height="100%"/>
    </style:style>
    <style:style style:name="T42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30" style:parent-style-name="Normal" style:family="paragraph">
      <style:paragraph-properties fo:margin-bottom="0in" fo:line-height="100%"/>
    </style:style>
    <style:style style:name="T43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32" style:parent-style-name="Normal" style:family="paragraph">
      <style:paragraph-properties fo:margin-bottom="0in" fo:line-height="100%"/>
    </style:style>
    <style:style style:name="T43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34" style:parent-style-name="Normal" style:family="paragraph">
      <style:paragraph-properties fo:margin-bottom="0in" fo:line-height="100%"/>
    </style:style>
    <style:style style:name="T43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36" style:parent-style-name="Normal" style:family="paragraph">
      <style:paragraph-properties fo:margin-bottom="0in" fo:line-height="100%"/>
    </style:style>
    <style:style style:name="T43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439" style:parent-style-name="Normal" style:family="paragraph">
      <style:paragraph-properties fo:margin-bottom="0in" fo:line-height="100%"/>
    </style:style>
    <style:style style:name="T44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41" style:parent-style-name="Normal" style:family="paragraph">
      <style:paragraph-properties fo:margin-bottom="0in" fo:line-height="100%"/>
    </style:style>
    <style:style style:name="T44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43" style:parent-style-name="Normal" style:family="paragraph">
      <style:paragraph-properties fo:margin-bottom="0in" fo:line-height="100%"/>
    </style:style>
    <style:style style:name="T44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45" style:parent-style-name="Normal" style:family="paragraph">
      <style:paragraph-properties fo:margin-bottom="0in" fo:line-height="100%"/>
    </style:style>
    <style:style style:name="T44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47" style:parent-style-name="Normal" style:family="paragraph">
      <style:paragraph-properties fo:margin-bottom="0in" fo:line-height="100%"/>
    </style:style>
    <style:style style:name="T44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450" style:parent-style-name="Normal" style:family="paragraph">
      <style:paragraph-properties fo:margin-bottom="0in" fo:line-height="100%"/>
    </style:style>
    <style:style style:name="T45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52" style:parent-style-name="Normal" style:family="paragraph">
      <style:paragraph-properties fo:margin-bottom="0in" fo:line-height="100%"/>
    </style:style>
    <style:style style:name="T453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54" style:parent-style-name="Normal" style:family="paragraph">
      <style:paragraph-properties fo:margin-bottom="0in" fo:line-height="100%"/>
    </style:style>
    <style:style style:name="T45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56" style:parent-style-name="Normal" style:family="paragraph">
      <style:paragraph-properties fo:margin-bottom="0in" fo:line-height="100%"/>
    </style:style>
    <style:style style:name="T45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language="en" fo:country="US" style:language-asian="es" style:country-asian="ES"/>
    </style:style>
    <style:style style:name="P459" style:parent-style-name="Normal" style:family="paragraph">
      <style:paragraph-properties fo:margin-bottom="0in" fo:line-height="100%"/>
    </style:style>
    <style:style style:name="T46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61" style:parent-style-name="Normal" style:family="paragraph">
      <style:paragraph-properties fo:margin-bottom="0in" fo:line-height="100%"/>
    </style:style>
    <style:style style:name="T46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63" style:parent-style-name="Normal" style:family="paragraph">
      <style:paragraph-properties fo:margin-bottom="0in" fo:line-height="100%"/>
    </style:style>
    <style:style style:name="T46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65" style:parent-style-name="Normal" style:family="paragraph">
      <style:paragraph-properties fo:margin-bottom="0in" fo:line-height="100%"/>
    </style:style>
    <style:style style:name="T46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67" style:parent-style-name="Normal" style:family="paragraph">
      <style:paragraph-properties fo:margin-bottom="0in" fo:line-height="100%"/>
    </style:style>
    <style:style style:name="T46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69" style:parent-style-name="Normal" style:family="paragraph">
      <style:paragraph-properties fo:margin-bottom="0in" fo:line-height="100%"/>
    </style:style>
    <style:style style:name="T47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71" style:parent-style-name="Normal" style:family="paragraph">
      <style:paragraph-properties fo:margin-bottom="0in" fo:line-height="100%"/>
    </style:style>
    <style:style style:name="T47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73" style:parent-style-name="Normal" style:family="paragraph">
      <style:paragraph-properties fo:margin-bottom="0in" fo:line-height="100%"/>
    </style:style>
    <style:style style:name="T47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75" style:parent-style-name="Normal" style:family="paragraph">
      <style:paragraph-properties fo:margin-bottom="0in" fo:line-height="100%"/>
    </style:style>
    <style:style style:name="T47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77" style:parent-style-name="Normal" style:family="paragraph">
      <style:paragraph-properties fo:margin-bottom="0in" fo:line-height="100%"/>
    </style:style>
    <style:style style:name="T47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79" style:parent-style-name="Normal" style:family="paragraph">
      <style:paragraph-properties fo:margin-bottom="0in" fo:line-height="100%"/>
    </style:style>
    <style:style style:name="T48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81" style:parent-style-name="Normal" style:family="paragraph">
      <style:paragraph-properties fo:margin-bottom="0in" fo:line-height="100%"/>
    </style:style>
    <style:style style:name="T48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s" style:country-asian="ES"/>
    </style:style>
    <style:style style:name="P484" style:parent-style-name="Normal" style:family="paragraph">
      <style:paragraph-properties fo:margin-bottom="0in" fo:line-height="100%"/>
    </style:style>
    <style:style style:name="T48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s" style:country-asian="ES"/>
    </style:style>
    <style:style style:name="P487" style:parent-style-name="Normal" style:family="paragraph">
      <style:paragraph-properties fo:margin-bottom="0in" fo:line-height="100%"/>
    </style:style>
    <style:style style:name="T48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89" style:parent-style-name="Normal" style:family="paragraph">
      <style:paragraph-properties fo:margin-bottom="0in" fo:line-height="100%"/>
    </style:style>
    <style:style style:name="T49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91" style:parent-style-name="Normal" style:family="paragraph">
      <style:paragraph-properties fo:margin-bottom="0in" fo:line-height="100%"/>
    </style:style>
    <style:style style:name="T49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s" style:country-asian="ES"/>
    </style:style>
    <style:style style:name="P493" style:parent-style-name="Normal" style:family="paragraph">
      <style:paragraph-properties fo:margin-bottom="0in" fo:line-height="100%"/>
    </style:style>
    <style:style style:name="T49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  <style:style style:name="P495" style:parent-style-name="Normal" style:family="paragraph">
      <style:paragraph-properties fo:margin-bottom="0in" fo:line-height="100%"/>
    </style:style>
    <style:style style:name="T496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s" style:country-asian="ES"/>
    </style:style>
  </office:automatic-styles>
  <office:body>
    <office:text text:use-soft-page-breaks="true">
      <text:p text:style-name="P1"><text:span text:style-name="T2">========== pubspec.yaml ==========</text:span></text:p>
      <text:p text:style-name="P3"><text:span text:style-name="T4">name: sonikete</text:span></text:p>
      <text:p text:style-name="P5"><text:span text:style-name="T6">description: App cofrade para explorar bandas de Semana Santa</text:span></text:p>
      <text:p text:style-name="P7"><text:span text:style-name="T8">version: 1.0.0+1</text:span></text:p>
      <text:p text:style-name="P9"/>
      <text:p text:style-name="P10"><text:span text:style-name="T11">environment:</text:span></text:p>
      <text:p text:style-name="P12"><text:span text:style-name="T13">  sdk: "&gt;=3.0.0 &lt;4.0.0"</text:span></text:p>
      <text:p text:style-name="P14"/>
      <text:p text:style-name="P15"><text:span text:style-name="T16">dependencies:</text:span></text:p>
      <text:p text:style-name="P17"><text:span text:style-name="T18">  flutter:</text:span></text:p>
      <text:p text:style-name="P19"><text:span text:style-name="T20">    sdk: flutter</text:span></text:p>
      <text:p text:style-name="P21"><text:span text:style-name="T22">  google_fonts: ^5.1.0</text:span></text:p>
      <text:p text:style-name="P23"><text:span text:style-name="T24">  shared_preferences: ^2.2.2</text:span></text:p>
      <text:p text:style-name="P25"><text:span text:style-name="T26">  flutter_launcher_icons: ^0.13.1</text:span></text:p>
      <text:p text:style-name="P27"><text:span text:style-name="T28">  flutter_native_splash: ^2.3.5</text:span></text:p>
      <text:p text:style-name="P29"/>
      <text:p text:style-name="P30"><text:span text:style-name="T31">dev_dependencies:</text:span></text:p>
      <text:p text:style-name="P32"><text:span text:style-name="T33">  flutter_test:</text:span></text:p>
      <text:p text:style-name="P34"><text:span text:style-name="T35">    sdk: flutter</text:span></text:p>
      <text:p text:style-name="P36"><text:span text:style-name="T37">  flutter_lints: ^2.0.3</text:span></text:p>
      <text:p text:style-name="P38"/>
      <text:p text:style-name="P39"><text:span text:style-name="T40">flutter:</text:span></text:p>
      <text:p text:style-name="P41"><text:span text:style-name="T42">  uses-material-design: true</text:span></text:p>
      <text:p text:style-name="P43"/>
      <text:p text:style-name="P44"><text:span text:style-name="T45">flutter_launcher_icons:</text:span></text:p>
      <text:p text:style-name="P46"><text:span text:style-name="T47">  android: true</text:span></text:p>
      <text:p text:style-name="P48"><text:span text:style-name="T49">  ios: false</text:span></text:p>
      <text:p text:style-name="P50"><text:span text:style-name="T51">  image_path: "assets/icon.png"</text:span></text:p>
      <text:p text:style-name="P52"><text:span text:style-name="T53">  adaptive_icon_background: "#000000"</text:span></text:p>
      <text:p text:style-name="P54"><text:span text:style-name="T55">  adaptive_icon_foreground: "assets/icon_fg.png"</text:span></text:p>
      <text:p text:style-name="P56"/>
      <text:p text:style-name="P57"><text:span text:style-name="T58">flutter_native_splash:</text:span></text:p>
      <text:p text:style-name="P59"><text:span text:style-name="T60">  color: "#1a120b"</text:span></text:p>
      <text:p text:style-name="P61"><text:span text:style-name="T62">  image: assets/splash_logo.png</text:span></text:p>
      <text:p text:style-name="P63"><text:span text:style-name="T64">  android: true</text:span></text:p>
      <text:p text:style-name="P65"><text:span text:style-name="T66">  ios: false</text:span></text:p>
      <text:p text:style-name="P67"><text:span text:style-name="T68">  web: false</text:span></text:p>
      <text:p text:style-name="P69"><text:span text:style-name="T70">========== lib/main.dart ==========</text:span></text:p>
      <text:p text:style-name="P71"><text:span text:style-name="T72">import 'package:flutter/material.dart';</text:span></text:p>
      <text:p text:style-name="P73"><text:span text:style-name="T74">import 'package:shared_preferences/shared_preferences.dart';</text:span></text:p>
      <text:p text:style-name="P75"><text:span text:style-name="T76">import 'package:google_fonts/google_fonts.dart';</text:span></text:p>
      <text:p text:style-name="P77"/>
      <text:p text:style-name="P78"><text:span text:style-name="T79">void main() =&gt; runApp(const SoniketeApp());</text:span></text:p>
      <text:p text:style-name="P80"/>
      <text:p text:style-name="P81"><text:span text:style-name="T82">class SoniketeApp extends StatelessWidget {</text:span></text:p>
      <text:p text:style-name="P83"><text:span text:style-name="T84">  const SoniketeApp({super.key});</text:span></text:p>
      <text:p text:style-name="P85"/>
      <text:p text:style-name="P86"><text:span text:style-name="T87">  @override</text:span></text:p>
      <text:p text:style-name="P88"><text:span text:style-name="T89">  Widget build(BuildContext context) {</text:span></text:p>
      <text:p text:style-name="P90"><text:span text:style-name="T91">    return MaterialApp(</text:span></text:p>
      <text:p text:style-name="P92"><text:span text:style-name="T93">      title: 'Sonikete',</text:span></text:p>
      <text:p text:style-name="P94"><text:span text:style-name="T95">      debugShowCheckedModeBanner: false,</text:span></text:p>
      <text:p text:style-name="P96"><text:span text:style-name="T97">      theme: ThemeData(</text:span></text:p>
      <text:p text:style-name="P98"><text:span text:style-name="T99">        colorSchemeSeed: Colors.deepPurple,</text:span></text:p>
      <text:soft-page-break/>
      <text:p text:style-name="P100"><text:span text:style-name="T101">        scaffoldBackgroundColor: const Color(0xff1a120b),</text:span></text:p>
      <text:p text:style-name="P102"><text:span text:style-name="T103">        textTheme: GoogleFonts.ebGaramondTextTheme(),</text:span></text:p>
      <text:p text:style-name="P104"><text:span text:style-name="T105">        useMaterial3: true,</text:span></text:p>
      <text:p text:style-name="P106"><text:span text:style-name="T107">      ),</text:span></text:p>
      <text:p text:style-name="P108"><text:span text:style-name="T109">      home: const HomePage(),</text:span></text:p>
      <text:p text:style-name="P110"><text:span text:style-name="T111">    );</text:span></text:p>
      <text:p text:style-name="P112"><text:span text:style-name="T113">  }</text:span></text:p>
      <text:p text:style-name="P114"><text:span text:style-name="T115">}</text:span></text:p>
      <text:p text:style-name="P116"/>
      <text:p text:style-name="P117"><text:span text:style-name="T118">class HomePage extends StatefulWidget {</text:span></text:p>
      <text:p text:style-name="P119"><text:span text:style-name="T120">  const HomePage({super.key});</text:span></text:p>
      <text:p text:style-name="P121"/>
      <text:p text:style-name="P122"><text:span text:style-name="T123">  @override</text:span></text:p>
      <text:p text:style-name="P124"><text:span text:style-name="T125">  State&lt;HomePage&gt; createState() =&gt; _HomePageState();</text:span></text:p>
      <text:p text:style-name="P126"><text:span text:style-name="T127">}</text:span></text:p>
      <text:p text:style-name="P128"/>
      <text:p text:style-name="P129"><text:span text:style-name="T130">class _HomePageState extends State&lt;HomePage&gt; {</text:span></text:p>
      <text:p text:style-name="P131"><text:span text:style-name="T132">  </text:span><text:span text:style-name="T133">final List&lt;String&gt; bandas = [</text:span></text:p>
      <text:p text:style-name="P134"><text:span text:style-name="T135">    'Rosario de Cádiz',</text:span></text:p>
      <text:p text:style-name="P136"><text:span text:style-name="T137">    'Tres Caídas de Triana',</text:span></text:p>
      <text:p text:style-name="P138"><text:span text:style-name="T139">    'Presentación al Pueblo',</text:span></text:p>
      <text:p text:style-name="P140"><text:span text:style-name="T141">    'Pasión de Linares',</text:span></text:p>
      <text:p text:style-name="P142"><text:span text:style-name="T143">    'Redención de Córdoba',</text:span></text:p>
      <text:p text:style-name="P144"><text:span text:style-name="T145">  </text:span><text:span text:style-name="T146">];</text:span></text:p>
      <text:p text:style-name="P147"/>
      <text:p text:style-name="P148"><text:span text:style-name="T149">  late List&lt;bool&gt; favoritos;</text:span></text:p>
      <text:p text:style-name="P150"/>
      <text:p text:style-name="P151"><text:span text:style-name="T152">  @override</text:span></text:p>
      <text:p text:style-name="P153"><text:span text:style-name="T154">  void initState() {</text:span></text:p>
      <text:p text:style-name="P155"><text:span text:style-name="T156">    super.initState();</text:span></text:p>
      <text:p text:style-name="P157"><text:span text:style-name="T158">    favoritos = List.filled(bandas.length, false);</text:span></text:p>
      <text:p text:style-name="P159"><text:span text:style-name="T160">    _cargarFavoritos();</text:span></text:p>
      <text:p text:style-name="P161"><text:span text:style-name="T162">  }</text:span></text:p>
      <text:p text:style-name="P163"/>
      <text:p text:style-name="P164"><text:span text:style-name="T165">  Future&lt;void&gt; _cargarFavoritos() async {</text:span></text:p>
      <text:p text:style-name="P166"><text:span text:style-name="T167">    final prefs = await SharedPreferences.getInstance();</text:span></text:p>
      <text:p text:style-name="P168"><text:span text:style-name="T169">    setState(() {</text:span></text:p>
      <text:p text:style-name="P170"><text:span text:style-name="T171">      for (int i = 0; i &lt; bandas.length; i++) {</text:span></text:p>
      <text:p text:style-name="P172"><text:span text:style-name="T173">        favoritos[i] = prefs.getBool('fav_$i') ?? false;</text:span></text:p>
      <text:p text:style-name="P174"><text:span text:style-name="T175">      }</text:span></text:p>
      <text:p text:style-name="P176"><text:span text:style-name="T177">    });</text:span></text:p>
      <text:p text:style-name="P178"><text:span text:style-name="T179">  }</text:span></text:p>
      <text:p text:style-name="P180"/>
      <text:p text:style-name="P181"><text:span text:style-name="T182">  Future&lt;void&gt; _toggleFav(int i) async {</text:span></text:p>
      <text:p text:style-name="P183"><text:span text:style-name="T184">    final prefs = await SharedPreferences.getInstance();</text:span></text:p>
      <text:p text:style-name="P185"><text:span text:style-name="T186">    setState(() =&gt; favoritos[i] = !favoritos[i]);</text:span></text:p>
      <text:p text:style-name="P187"><text:span text:style-name="T188">    await prefs.setBool('fav_$i', favoritos[i]);</text:span></text:p>
      <text:p text:style-name="P189"><text:span text:style-name="T190">  }</text:span></text:p>
      <text:p text:style-name="P191"/>
      <text:p text:style-name="P192"><text:span text:style-name="T193">  @override</text:span></text:p>
      <text:p text:style-name="P194"><text:span text:style-name="T195">  Widget build(BuildContext context) {</text:span></text:p>
      <text:p text:style-name="P196"><text:span text:style-name="T197">    return Scaffold(</text:span></text:p>
      <text:p text:style-name="P198"><text:span text:style-name="T199">      appBar: AppBar(</text:span></text:p>
      <text:p text:style-name="P200"><text:span text:style-name="T201">        title: const Text('Sonikete<text:s/></text:span><text:span text:style-name="T202">🎺</text:span><text:span text:style-name="T203">'),</text:span></text:p>
      <text:soft-page-break/>
      <text:p text:style-name="P204"><text:span text:style-name="T205">        centerTitle: true,</text:span></text:p>
      <text:p text:style-name="P206"><text:span text:style-name="T207">        backgroundColor: const Color(0xff1a120b),</text:span></text:p>
      <text:p text:style-name="P208"><text:span text:style-name="T209">        foregroundColor: Colors.amberAccent,</text:span></text:p>
      <text:p text:style-name="P210"><text:span text:style-name="T211">      ),</text:span></text:p>
      <text:p text:style-name="P212"><text:span text:style-name="T213">      body: ListView.builder(</text:span></text:p>
      <text:p text:style-name="P214"><text:span text:style-name="T215">        itemCount: bandas.length,</text:span></text:p>
      <text:p text:style-name="P216"><text:span text:style-name="T217">        itemBuilder: (_, i) =&gt; ListTile(</text:span></text:p>
      <text:p text:style-name="P218"><text:span text:style-name="T219">          leading: const Icon(Icons.music_note, color: Colors.amberAccent),</text:span></text:p>
      <text:p text:style-name="P220"><text:span text:style-name="T221">          title: Text(</text:span></text:p>
      <text:p text:style-name="P222"><text:span text:style-name="T223">            bandas[i],</text:span></text:p>
      <text:p text:style-name="P224"><text:span text:style-name="T225">            style: const TextStyle(color: Colors.white, fontSize: 18),</text:span></text:p>
      <text:p text:style-name="P226"><text:span text:style-name="T227">          ),</text:span></text:p>
      <text:p text:style-name="P228"><text:span text:style-name="T229">          trailing: IconButton(</text:span></text:p>
      <text:p text:style-name="P230"><text:span text:style-name="T231">            icon: Icon(</text:span></text:p>
      <text:p text:style-name="P232"><text:span text:style-name="T233">              favoritos[i] ? Icons.favorite : Icons.favorite_border,</text:span></text:p>
      <text:p text:style-name="P234"><text:span text:style-name="T235">              color: Colors.amberAccent,</text:span></text:p>
      <text:p text:style-name="P236"><text:span text:style-name="T237">            ),</text:span></text:p>
      <text:p text:style-name="P238"><text:span text:style-name="T239">            onPressed: () =&gt; _toggleFav(i),</text:span></text:p>
      <text:p text:style-name="P240"><text:span text:style-name="T241">          ),</text:span></text:p>
      <text:p text:style-name="P242"><text:span text:style-name="T243">          onTap: () =&gt; ScaffoldMessenger.of(context).showSnackBar(</text:span></text:p>
      <text:p text:style-name="P244"><text:span text:style-name="T245">            SnackBar(content: Text('Has pulsado ${bandas[i]}')),</text:span></text:p>
      <text:p text:style-name="P246"><text:span text:style-name="T247">          ),</text:span></text:p>
      <text:p text:style-name="P248"><text:span text:style-name="T249">        ),</text:span></text:p>
      <text:p text:style-name="P250"><text:span text:style-name="T251">      ),</text:span></text:p>
      <text:p text:style-name="P252"><text:span text:style-name="T253">    );</text:span></text:p>
      <text:p text:style-name="P254"><text:span text:style-name="T255">  }</text:span></text:p>
      <text:p text:style-name="P256"><text:span text:style-name="T257">}</text:span></text:p>
      <text:p text:style-name="P258"><text:span text:style-name="T259">========== android/app/build.gradle ==========</text:span></text:p>
      <text:p text:style-name="P260"><text:span text:style-name="T261">def localProperties = new Properties()</text:span></text:p>
      <text:p text:style-name="P262"><text:span text:style-name="T263">def localPropertiesFile = rootProject.file('local.properties')</text:span></text:p>
      <text:p text:style-name="P264"><text:span text:style-name="T265">if (localPropertiesFile.exists()) {</text:span></text:p>
      <text:p text:style-name="P266"><text:span text:style-name="T267">    localPropertiesFile.withReader('UTF-8') { reader -&gt;</text:span></text:p>
      <text:p text:style-name="P268"><text:span text:style-name="T269">        localProperties.load(reader)</text:span></text:p>
      <text:p text:style-name="P270"><text:span text:style-name="T271">    }</text:span></text:p>
      <text:p text:style-name="P272"><text:span text:style-name="T273">}</text:span></text:p>
      <text:p text:style-name="P274"/>
      <text:p text:style-name="P275"><text:span text:style-name="T276">def flutterRoot = localProperties.getProperty('flutter.sdk')</text:span></text:p>
      <text:p text:style-name="P277"><text:span text:style-name="T278">if (flutterRoot == null) {</text:span></text:p>
      <text:p text:style-name="P279"><text:span text:style-name="T280">    throw new GradleException("Flutter SDK not found. Define location with flutter.sdk in the local.properties file.")</text:span></text:p>
      <text:p text:style-name="P281"><text:span text:style-name="T282">}</text:span></text:p>
      <text:p text:style-name="P283"/>
      <text:p text:style-name="P284"><text:span text:style-name="T285">apply plugin: 'com.android.application'</text:span></text:p>
      <text:p text:style-name="P286"><text:span text:style-name="T287">apply plugin: 'kotlin-android'</text:span></text:p>
      <text:p text:style-name="P288"><text:span text:style-name="T289">apply from: "$flutterRoot/packages/flutter_tools/gradle/flutter.gradle"</text:span></text:p>
      <text:p text:style-name="P290"/>
      <text:p text:style-name="P291"><text:span text:style-name="T292">android {</text:span></text:p>
      <text:p text:style-name="P293"><text:span text:style-name="T294">    namespace "com.tunombre.sonikete"</text:span></text:p>
      <text:p text:style-name="P295"><text:span text:style-name="T296">    compileSdkVersion 34</text:span></text:p>
      <text:p text:style-name="P297"><text:span text:style-name="T298">    ndkVersion flutter.ndkVersion</text:span></text:p>
      <text:p text:style-name="P299"/>
      <text:p text:style-name="P300"><text:span text:style-name="T301">    defaultConfig {</text:span></text:p>
      <text:p text:style-name="P302"><text:span text:style-name="T303">        applicationId "com.tunombre.sonikete"</text:span></text:p>
      <text:p text:style-name="P304"><text:span text:style-name="T305">        minSdkVersion 21</text:span></text:p>
      <text:soft-page-break/>
      <text:p text:style-name="P306"><text:span text:style-name="T307">        targetSdkVersion 34</text:span></text:p>
      <text:p text:style-name="P308"><text:span text:style-name="T309">        versionCode 1</text:span></text:p>
      <text:p text:style-name="P310"><text:span text:style-name="T311">        versionName "1.0.0"</text:span></text:p>
      <text:p text:style-name="P312"><text:span text:style-name="T313">    }</text:span></text:p>
      <text:p text:style-name="P314"/>
      <text:p text:style-name="P315"><text:span text:style-name="T316">    buildTypes {</text:span></text:p>
      <text:p text:style-name="P317"><text:span text:style-name="T318">        release {</text:span></text:p>
      <text:p text:style-name="P319"><text:span text:style-name="T320">            signingConfig signingConfigs.debug</text:span></text:p>
      <text:p text:style-name="P321"><text:span text:style-name="T322">            minifyEnabled true</text:span></text:p>
      <text:p text:style-name="P323"><text:span text:style-name="T324">            proguardFiles getDefaultProguardFile('proguard-android.txt'), 'proguard-rules.pro'</text:span></text:p>
      <text:p text:style-name="P325"><text:span text:style-name="T326">        }</text:span></text:p>
      <text:p text:style-name="P327"><text:span text:style-name="T328">    }</text:span></text:p>
      <text:p text:style-name="P329"><text:span text:style-name="T330">}</text:span></text:p>
      <text:p text:style-name="P331"/>
      <text:p text:style-name="P332"><text:span text:style-name="T333">flutter {</text:span></text:p>
      <text:p text:style-name="P334"><text:span text:style-name="T335">    source '../..'</text:span></text:p>
      <text:p text:style-name="P336"><text:span text:style-name="T337">}</text:span></text:p>
      <text:p text:style-name="P338"><text:span text:style-name="T339">========== android/app/src/main/AndroidManifest.xml ==========</text:span></text:p>
      <text:p text:style-name="P340"><text:span text:style-name="T341">&lt;manifest xmlns:android="http://schemas.android.com/apk/res/android"&gt;</text:span></text:p>
      <text:p text:style-name="P342"><text:span text:style-name="T343">    </text:span><text:span text:style-name="T344">&lt;uses-permission android:name="android.permission.INTERNET"/&gt;</text:span></text:p>
      <text:p text:style-name="P345"><text:span text:style-name="T346">    &lt;application</text:span></text:p>
      <text:p text:style-name="P347"><text:span text:style-name="T348">        android:label="Sonikete"</text:span></text:p>
      <text:p text:style-name="P349"><text:span text:style-name="T350">        android:icon="@mipmap/ic_launcher"</text:span></text:p>
      <text:p text:style-name="P351"><text:span text:style-name="T352">        android:roundIcon="@mipmap/ic_launcher_round"</text:span></text:p>
      <text:p text:style-name="P353"><text:span text:style-name="T354">        android:allowBackup="true"</text:span></text:p>
      <text:p text:style-name="P355"><text:span text:style-name="T356">        android:fullBackupContent="@xml/backup_rules"&gt;</text:span></text:p>
      <text:p text:style-name="P357"><text:span text:style-name="T358">        &lt;activity</text:span></text:p>
      <text:p text:style-name="P359"><text:span text:style-name="T360">            android:name=".MainActivity"</text:span></text:p>
      <text:p text:style-name="P361"><text:span text:style-name="T362">            android:exported="true"</text:span></text:p>
      <text:p text:style-name="P363"><text:span text:style-name="T364">            android:launchMode="singleTop"</text:span></text:p>
      <text:p text:style-name="P365"><text:span text:style-name="T366">            android:theme="@style/LaunchTheme"</text:span></text:p>
      <text:p text:style-name="P367"><text:span text:style-name="T368">            android:configChanges="orientation|keyboardHidden|keyboard|screenSize|smallestScreenSize|locale|layoutDirection|fontScale|screenLayout|density|uiMode"</text:span></text:p>
      <text:p text:style-name="P369"><text:span text:style-name="T370">            android:hardwareAccelerated="true"</text:span></text:p>
      <text:p text:style-name="P371"><text:span text:style-name="T372">            android:windowSoftInputMode="adjustResize"&gt;</text:span></text:p>
      <text:p text:style-name="P373"><text:span text:style-name="T374">            &lt;meta-data</text:span></text:p>
      <text:p text:style-name="P375"><text:span text:style-name="T376">                android:name="io.flutter.embedding.android.NormalTheme"</text:span></text:p>
      <text:p text:style-name="P377"><text:span text:style-name="T378">                android:resource="@style/NormalTheme"/&gt;</text:span></text:p>
      <text:p text:style-name="P379"><text:span text:style-name="T380">            &lt;intent-filter&gt;</text:span></text:p>
      <text:p text:style-name="P381"><text:span text:style-name="T382">                &lt;action android:name="android.intent.action.MAIN"/&gt;</text:span></text:p>
      <text:p text:style-name="P383"><text:span text:style-name="T384">                &lt;category android:name="android.intent.category.LAUNCHER"/&gt;</text:span></text:p>
      <text:p text:style-name="P385"><text:span text:style-name="T386">            &lt;/intent-filter&gt;</text:span></text:p>
      <text:p text:style-name="P387"><text:span text:style-name="T388">        &lt;/activity&gt;</text:span></text:p>
      <text:p text:style-name="P389"><text:span text:style-name="T390">    &lt;/application&gt;</text:span></text:p>
      <text:p text:style-name="P391"><text:span text:style-name="T392">&lt;/manifest&gt;</text:span></text:p>
      <text:p text:style-name="P393"><text:span text:style-name="T394">========== android/app/proguard-rules.pro ==========</text:span></text:p>
      <text:p text:style-name="P395"><text:span text:style-name="T396"># Flutter</text:span></text:p>
      <text:p text:style-name="P397"><text:span text:style-name="T398">-keep class io.flutter.app.** { *; }</text:span></text:p>
      <text:p text:style-name="P399"><text:span text:style-name="T400">-keep class io.flutter.plugin.**  { *; }</text:span></text:p>
      <text:p text:style-name="P401"><text:span text:style-name="T402">-keep class io.flutter.util.**  { *; }</text:span></text:p>
      <text:p text:style-name="P403"><text:span text:style-name="T404">-keep class io.flutter.view.**  { *; }</text:span></text:p>
      <text:p text:style-name="P405"><text:span text:style-name="T406">-keep class io.flutter.**  { *; }</text:span></text:p>
      <text:p text:style-name="P407"><text:span text:style-name="T408">-keep class io.flutter.plugins.**  { *; }</text:span></text:p>
      <text:p text:style-name="P409"/>
      <text:soft-page-break/>
      <text:p text:style-name="P410"><text:span text:style-name="T411"># SharedPreferences</text:span></text:p>
      <text:p text:style-name="P412"><text:span text:style-name="T413">-keep class androidx.** { *; }</text:span></text:p>
      <text:p text:style-name="P414"><text:span text:style-name="T415">========== .github/workflows/build_apk.yml ==========</text:span></text:p>
      <text:p text:style-name="P416"><text:span text:style-name="T417">name: Build APK</text:span></text:p>
      <text:p text:style-name="P418"/>
      <text:p text:style-name="P419"><text:span text:style-name="T420">on:</text:span></text:p>
      <text:p text:style-name="P421"><text:span text:style-name="T422">  push:</text:span></text:p>
      <text:p text:style-name="P423"><text:span text:style-name="T424">    branches: [ main ]</text:span></text:p>
      <text:p text:style-name="P425"><text:span text:style-name="T426">  workflow_dispatch:</text:span></text:p>
      <text:p text:style-name="P427"/>
      <text:p text:style-name="P428"><text:span text:style-name="T429">jobs:</text:span></text:p>
      <text:p text:style-name="P430"><text:span text:style-name="T431">  build:</text:span></text:p>
      <text:p text:style-name="P432"><text:span text:style-name="T433">    runs-on: ubuntu-latest</text:span></text:p>
      <text:p text:style-name="P434"><text:span text:style-name="T435">    steps:</text:span></text:p>
      <text:p text:style-name="P436"><text:span text:style-name="T437">      - uses: actions/checkout@v4</text:span></text:p>
      <text:p text:style-name="P438"/>
      <text:p text:style-name="P439"><text:span text:style-name="T440">      - uses: subosito/flutter-action@v2</text:span></text:p>
      <text:p text:style-name="P441"><text:span text:style-name="T442">        with:</text:span></text:p>
      <text:p text:style-name="P443"><text:span text:style-name="T444">          flutter-version: '3.19.6'</text:span></text:p>
      <text:p text:style-name="P445"><text:span text:style-name="T446">          channel: stable</text:span></text:p>
      <text:p text:style-name="P447"><text:span text:style-name="T448">          cache: true</text:span></text:p>
      <text:p text:style-name="P449"/>
      <text:p text:style-name="P450"><text:span text:style-name="T451">      - run: flutter pub get</text:span></text:p>
      <text:p text:style-name="P452"><text:span text:style-name="T453">      - run: flutter pub run flutter_launcher_icons:main</text:span></text:p>
      <text:p text:style-name="P454"><text:span text:style-name="T455">      - run: flutter pub run flutter_native_splash:create</text:span></text:p>
      <text:p text:style-name="P456"><text:span text:style-name="T457">      - run: flutter build apk --release</text:span></text:p>
      <text:p text:style-name="P458"/>
      <text:p text:style-name="P459"><text:span text:style-name="T460">      - uses: actions/upload-artifact@v4</text:span></text:p>
      <text:p text:style-name="P461"><text:span text:style-name="T462">        with:</text:span></text:p>
      <text:p text:style-name="P463"><text:span text:style-name="T464">          name: sonikete-release-apk</text:span></text:p>
      <text:p text:style-name="P465"><text:span text:style-name="T466">          path: build/app/outputs/flutter-apk/app-release.apk</text:span></text:p>
      <text:p text:style-name="P467"><text:span text:style-name="T468">========== assets/icon.png ==========</text:span></text:p>
      <text:p text:style-name="P469"><text:span text:style-name="T470">&lt;copia tu imagen 512x512 aquí&gt;</text:span></text:p>
      <text:p text:style-name="P471"><text:span text:style-name="T472">========== assets/icon_fg.png ==========</text:span></text:p>
      <text:p text:style-name="P473"><text:span text:style-name="T474">&lt;copia tu imagen 512x512 sin fondo&gt;</text:span></text:p>
      <text:p text:style-name="P475"><text:span text:style-name="T476">========== assets/splash_logo.png ==========</text:span></text:p>
      <text:p text:style-name="P477"><text:span text:style-name="T478">&lt;copia tu imagen 400x400&gt;</text:span></text:p>
      <text:p text:style-name="P479"><text:span text:style-name="T480">========== README.md ==========</text:span></text:p>
      <text:p text:style-name="P481"><text:span text:style-name="T482"># Sonikete</text:span></text:p>
      <text:p text:style-name="P483"/>
      <text:p text:style-name="P484"><text:span text:style-name="T485">App cofrade para explorar bandas de música de Semana Santa.</text:span></text:p>
      <text:p text:style-name="P486"/>
      <text:p text:style-name="P487"><text:span text:style-name="T488">## Construir APK sin Android Studio</text:span></text:p>
      <text:p text:style-name="P489"><text:span text:style-name="T490">1. Haz fork de este repo.  </text:span></text:p>
      <text:p text:style-name="P491"><text:span text:style-name="T492">2. Ve a Actions → Build APK → Run workflow.  </text:span></text:p>
      <text:p text:style-name="P493"><text:span text:style-name="T494">3. Descarga el artefacto `sonikete-release-apk`.</text:span></text:p>
      <text:p text:style-name="P495"><text:span text:style-name="T496">4. Instálalo en tu móvil Android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H</meta:initial-creator>
    <dc:creator>DAVID H</dc:creator>
    <meta:creation-date>2025-09-26T10:25:00Z</meta:creation-date>
    <dc:date>2025-09-26T10:27:00Z</dc:date>
    <meta:template xlink:href="Normal" xlink:type="simple"/>
    <meta:editing-cycles>1</meta:editing-cycles>
    <meta:editing-duration>PT120S</meta:editing-duration>
    <meta:document-statistic meta:page-count="5" meta:paragraph-count="14" meta:word-count="1145" meta:character-count="7430" meta:row-count="52" meta:non-whitespace-character-count="6299"/>
  </office:meta>
</office:document-meta>
</file>